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fc986b">1. orgバッファを評価</text:a></text:p>
          <text:p text:style-name="Contents_20_1"><text:a xlink:type="simple" xlink:href="#orga77117b">2. ユーティリティ関数</text:a></text:p>
          <text:p text:style-name="Contents_20_2"><text:a xlink:type="simple" xlink:href="#orgccbc284">2.1. サボっていると Kyoko さんに怒られる</text:a></text:p>
          <text:p text:style-name="Contents_20_2"><text:a xlink:type="simple" xlink:href="#org511f471">2.2. org-buffer を dokuwiki 形式に変換し，kill-ring に格納</text:a></text:p>
          <text:p text:style-name="Contents_20_2"><text:a xlink:type="simple" xlink:href="#org1982661">2.3. コンソールでカレントバッファのあるディレクトリに移動する</text:a></text:p>
          <text:p text:style-name="Contents_20_2"><text:a xlink:type="simple" xlink:href="#org1920410">2.4. ファイルに含まれるテーブルを使って定時にアラートを表示する</text:a></text:p>
          <text:p text:style-name="Contents_20_2"><text:a xlink:type="simple" xlink:href="#org32f6bd0">2.5. 頻繁に利用するファイルをring形式でたどる</text:a></text:p>
          <text:p text:style-name="Contents_20_2"><text:a xlink:type="simple" xlink:href="#org5ce2c17">2.6. 引数のorgバッファを開く</text:a></text:p>
          <text:p text:style-name="Contents_20_2"><text:a xlink:type="simple" xlink:href="#org5c27c4c">2.7. orgバッファにいつものヘッダを追加する</text:a></text:p>
          <text:p text:style-name="Contents_20_2"><text:a xlink:type="simple" xlink:href="#orgb889325">2.8. 議事録ひな形を書き入れる</text:a></text:p>
          <text:p text:style-name="Contents_20_2"><text:a xlink:type="simple" xlink:href="#org2c77e16">2.9. ランダムの文字列を取得する</text:a></text:p>
          <text:p text:style-name="Contents_20_2"><text:a xlink:type="simple" xlink:href="#org5eff009">2.10. Auto-install をセットアップする</text:a></text:p>
          <text:p text:style-name="Contents_20_2"><text:a xlink:type="simple" xlink:href="#org7ad158c">2.11. 行頭に" - "を挿入する</text:a></text:p>
          <text:p text:style-name="Contents_20_2"><text:a xlink:type="simple" xlink:href="#orgaf121c9">2.12. <text:span text:style-name="OrgTodo">TODO</text:span> " - "と" - [ ] "をサイクルさせる</text:a></text:p>
          <text:p text:style-name="Contents_20_2"><text:a xlink:type="simple" xlink:href="#orgb4622cd">2.13. <text:span text:style-name="OrgTodo">TODO</text:span> リージョン内のブリッツを操作する</text:a></text:p>
          <text:p text:style-name="Contents_20_2"><text:a xlink:type="simple" xlink:href="#org42ec41a">2.14. 日付などを簡単に挿入する</text:a></text:p>
          <text:p text:style-name="Contents_20_3"><text:a xlink:type="simple" xlink:href="#orga1b0a6b">2.14.1. キーバインド</text:a></text:p>
          <text:p text:style-name="Contents_20_2"><text:a xlink:type="simple" xlink:href="#orga973dc9">2.15. XHTMLを利用したガントチャート生成</text:a></text:p>
          <text:p text:style-name="Contents_20_2"><text:a xlink:type="simple" xlink:href="#orgaa484e9">2.16. 定期実行関数</text:a></text:p>
          <text:p text:style-name="Contents_20_2"><text:a xlink:type="simple" xlink:href="#orgff89ef5">2.17. ブラウザの設定</text:a></text:p>
          <text:p text:style-name="Contents_20_2"><text:a xlink:type="simple" xlink:href="#orge1cc41c">2.18. ミニバッファに日時を表示</text:a></text:p>
          <text:p text:style-name="Contents_20_2"><text:a xlink:type="simple" xlink:href="#orgd8aaa32">2.19. バックアップファイルの削除</text:a></text:p>
          <text:p text:style-name="Contents_20_2"><text:a xlink:type="simple" xlink:href="#org5a9e8c3">2.20. 日中と夜中でテーマを切り替える</text:a></text:p>
          <text:p text:style-name="Contents_20_2"><text:a xlink:type="simple" xlink:href="#org36a3981">2.21. chomp</text:a></text:p>
          <text:p text:style-name="Contents_20_2"><text:a xlink:type="simple" xlink:href="#orgff08f40">2.22. iTerm2.app を呼び出す関数</text:a></text:p>
          <text:p text:style-name="Contents_20_2"><text:a xlink:type="simple" xlink:href="#org121c09e">2.23. lingr にログインする</text:a></text:p>
          <text:p text:style-name="Contents_20_2"><text:a xlink:type="simple" xlink:href="#org4eda852">2.24. 特定のファイルを Dropbox 以下にバックアップする</text:a></text:p>
          <text:p text:style-name="Contents_20_2"><text:a xlink:type="simple" xlink:href="#orgb2c6a2b">2.25. ゴミ箱を空にする <text:span text:style-name="OrgTags">[<text:span text:style-name="OrgTag">Mac</text:span>]</text:span></text:a></text:p>
          <text:p text:style-name="Contents_20_2"><text:a xlink:type="simple" xlink:href="#org9b66b24">2.26. その他</text:a></text:p>
          <text:p text:style-name="Contents_20_1"><text:a xlink:type="simple" xlink:href="#orgff870e7">3. 未設定／テスト中</text:a></text:p>
          <text:p text:style-name="Contents_20_2"><text:a xlink:type="simple" xlink:href="#org9e15d8d">3.1. byte-compile の警告を抑制する</text:a></text:p>
          <text:p text:style-name="Contents_20_2"><text:a xlink:type="simple" xlink:href="#org80fcff3">3.2. [window-resizer.el] 分割したウィンドウサイズを変更する</text:a></text:p>
          <text:p text:style-name="Contents_20_2"><text:a xlink:type="simple" xlink:href="#org4710198">3.3. [idle-requie]</text:a></text:p>
          <text:p text:style-name="Contents_20_2"><text:a xlink:type="simple" xlink:href="#org99a0fc6">3.4. [pdf-preview]</text:a></text:p>
          <text:p text:style-name="Contents_20_2"><text:a xlink:type="simple" xlink:href="#orga551c57">3.5. [EasyPG]</text:a></text:p>
          <text:p text:style-name="Contents_20_2"><text:a xlink:type="simple" xlink:href="#org7f55692">3.6. [eblook]</text:a></text:p>
          <text:p text:style-name="Contents_20_2"><text:a xlink:type="simple" xlink:href="#org75c94be">3.7. [iBuffer]</text:a></text:p>
          <text:p text:style-name="Contents_20_2"><text:a xlink:type="simple" xlink:href="#orge0397d5">3.8. UUID をファイル名にして所定のディレクトリにコピー／移動</text:a></text:p>
          <text:p text:style-name="Contents_20_2"><text:a xlink:type="simple" xlink:href="#org6bdf01d">3.9. キーバインド</text:a></text:p>
          <text:p text:style-name="Contents_20_1"><text:a xlink:type="simple" xlink:href="#org315204b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2fc986b"/>
<text:bookmark text:name="org2fc986b"/>orgバッファを評価
<text:bookmark-end text:name="OrgXref.org2fc986b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a77117b"/>
<text:bookmark text:name="orga77117b"/>ユーティリティ関数
<text:bookmark-end text:name="OrgXref.orga77117b"/></text:h>
      <text:h text:style-name="Heading_20_2" text:outline-level="2" text:is-list-header="false">
<text:bookmark-start text:name="OrgXref.orgccbc284"/>
<text:bookmark text:name="orgccbc284"/>サボっていると Kyoko さんに怒られる
<text:bookmark-end text:name="OrgXref.orgccbc284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511f471"/>
<text:bookmark text:name="org511f471"/>org-buffer を dokuwiki 形式に変換し，kill-ring に格納
<text:bookmark-end text:name="OrgXref.org511f471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1982661"/>
<text:bookmark text:name="org1982661"/>コンソールでカレントバッファのあるディレクトリに移動する
<text:bookmark-end text:name="OrgXref.org1982661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1920410"/>
<text:bookmark text:name="org1920410"/>ファイルに含まれるテーブルを使って定時にアラートを表示する
<text:bookmark-end text:name="OrgXref.org1920410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<text:span text:style-name="OrgSrcFontLockCommentDelimiterFace">;;<text:s/></text:span><text:span text:style-name="OrgSrcFontLockCommentFace">(when<text:s/>(autoload-if-found</text:span></text:p>
      <text:p text:style-name="OrgSrcBlock"><text:span text:style-name="OrgSrcFontLockCommentDelimiterFace">;;<text:s/><text:s/><text:s/><text:s/><text:s/><text:s/><text:s/><text:s/></text:span><text:span text:style-name="OrgSrcFontLockCommentFace">'(todochiku-message)</text:span></text:p>
      <text:p text:style-name="OrgSrcBlock"><text:span text:style-name="OrgSrcFontLockCommentDelimiterFace">;;<text:s/><text:s/><text:s/><text:s/><text:s/><text:s/><text:s/><text:s/></text:span><text:span text:style-name="OrgSrcFontLockCommentFace">"todochiku"<text:s/>nil<text:s/>t)</text:span></text:p>
      <text:p text:style-name="OrgSrcBlock"><text:span text:style-name="OrgSrcFontLockCommentDelimiterFace">;;<text:s/><text:s/><text:s/></text:span><text:span text:style-name="OrgSrcFontLockCommentFace">(eval-when-compile</text:span></text:p>
      <text:p text:style-name="OrgSrcBlock"><text:span text:style-name="OrgSrcFontLockCommentDelimiterFace">;;<text:s/><text:s/><text:s/><text:s/><text:s/></text:span><text:span text:style-name="OrgSrcFontLockCommentFace">(require<text:s/>'todochiku<text:s/>nil<text:s/>t))</text:span></text:p>
      <text:p text:style-name="OrgSrcBlock"><text:span text:style-name="OrgSrcFontLockCommentDelimiterFace">;;<text:s/><text:s/><text:s/></text:span><text:span text:style-name="OrgSrcFontLockCommentFace">(with-eval-after-load<text:s/>"todochiku"</text:span></text:p>
      <text:p text:style-name="OrgSrcBlock"><text:span text:style-name="OrgSrcFontLockCommentDelimiterFace">;;<text:s/><text:s/><text:s/><text:s/><text:s/></text:span><text:span text:style-name="OrgSrcFontLockCommentFace">(setq<text:s/>todochiku-icons-directory<text:s/>"~/Dropbox/emacs.d/todochiku-icons")</text:span></text:p>
      <text:p text:style-name="OrgSrcBlock"><text:span text:style-name="OrgSrcFontLockCommentDelimiterFace">;;<text:s/><text:s/><text:s/><text:s/><text:s/></text:span><text:span text:style-name="OrgSrcFontLockCommentFace">(add-to-list<text:s/>'todochiku-icons<text:s/>'(emacs<text:s/>.<text:s/>"emacs.png"))</text:span></text:p>
      <text:p text:style-name="OrgSrcBlock"><text:span text:style-name="OrgSrcFontLockCommentDelimiterFace">;;<text:s/><text:s/><text:s/><text:s/><text:s/></text:span><text:span text:style-name="OrgSrcFontLockCommentFace">(require<text:s/>'cl-lib)))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32f6bd0"/>
<text:bookmark text:name="org32f6bd0"/>頻繁に利用するファイルをring形式でたどる
<text:bookmark-end text:name="OrgXref.org32f6bd0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my: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5ce2c17"/>
<text:bookmark text:name="org5ce2c17"/>引数のorgバッファを開く
<text:bookmark-end text:name="OrgXref.org5ce2c1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5c27c4c"/>
<text:bookmark text:name="org5c27c4c"/>orgバッファにいつものヘッダを追加する
<text:bookmark-end text:name="OrgXref.org5c27c4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b889325"/>
<text:bookmark text:name="orgb889325"/>議事録ひな形を書き入れる
<text:bookmark-end text:name="OrgXref.orgb88932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2c77e16"/>
<text:bookmark text:name="org2c77e16"/>ランダムの文字列を取得する
<text:bookmark-end text:name="OrgXref.org2c77e16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5eff009"/>
<text:bookmark text:name="org5eff009"/>Auto-install をセットアップする
<text:bookmark-end text:name="OrgXref.org5eff009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7ad158c"/>
<text:bookmark text:name="org7ad158c"/>行頭に" - "を挿入する
<text:bookmark-end text:name="OrgXref.org7ad158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af121c9"/>
<text:bookmark text:name="orgaf121c9"/><text:span text:style-name="OrgTodo">TODO</text:span> " - "と" - [ ] "をサイクルさせる
<text:bookmark-end text:name="OrgXref.orgaf121c9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b4622cd"/>
<text:bookmark text:name="orgb4622cd"/><text:span text:style-name="OrgTodo">TODO</text:span> リージョン内のブリッツを操作する
<text:bookmark-end text:name="OrgXref.orgb4622c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42ec41a"/>
<text:bookmark text:name="org42ec41a"/>日付などを簡単に挿入する
<text:bookmark-end text:name="OrgXref.org42ec41a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a1b0a6b"/>
<text:bookmark text:name="orga1b0a6b"/>キーバインド
<text:bookmark-end text:name="OrgXref.orga1b0a6b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a973dc9"/>
<text:bookmark text:name="orga973dc9"/>XHTMLを利用したガントチャート生成
<text:bookmark-end text:name="OrgXref.orga973dc9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aa484e9"/>
<text:bookmark text:name="orgaa484e9"/>定期実行関数
<text:bookmark-end text:name="OrgXref.orgaa484e9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ff89ef5"/>
<text:bookmark text:name="orgff89ef5"/>ブラウザの設定
<text:bookmark-end text:name="OrgXref.orgff89ef5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e1cc41c"/>
<text:bookmark text:name="orge1cc41c"/>ミニバッファに日時を表示
<text:bookmark-end text:name="OrgXref.orge1cc41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:date)</text:p>
      <text:h text:style-name="Heading_20_2" text:outline-level="2" text:is-list-header="false">
<text:bookmark-start text:name="OrgXref.orgd8aaa32"/>
<text:bookmark text:name="orgd8aaa32"/>バックアップファイルの削除
<text:bookmark-end text:name="OrgXref.orgd8aaa32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5a9e8c3"/>
<text:bookmark text:name="org5a9e8c3"/>日中と夜中でテーマを切り替える
<text:bookmark-end text:name="OrgXref.org5a9e8c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moom-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LastLine"><text:s/><text:s/><text:s/><text:s/>(moom-reset-font-size)))</text:p>
      <text:h text:style-name="Heading_20_2" text:outline-level="2" text:is-list-header="false">
<text:bookmark-start text:name="OrgXref.org36a3981"/>
<text:bookmark text:name="org36a3981"/>chomp
<text:bookmark-end text:name="OrgXref.org36a3981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ff08f40"/>
<text:bookmark text:name="orgff08f40"/>iTerm2.app を呼び出す関数
<text:bookmark-end text:name="OrgXref.orgff08f4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121c09e"/>
<text:bookmark text:name="org121c09e"/>lingr にログインする
<text:bookmark-end text:name="OrgXref.org121c09e"/></text:h>
      <text:p text:style-name="OrgSrcBlock">(<text:span text:style-name="OrgSrcFontLockKeywordFace">defun</text:span><text:s/><text:span text:style-name="OrgSrcFontLockFunctionNameFace">my: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4eda852"/>
<text:bookmark text:name="org4eda852"/>特定のファイルを Dropbox 以下にバックアップする
<text:bookmark-end text:name="OrgXref.org4eda852"/></text:h>
      <text:p text:style-name="OrgSrcBlock">(<text:span text:style-name="OrgSrcFontLockKeywordFace">defun</text:span><text:s/><text:span text:style-name="OrgSrcFontLockFunctionNameFace">my: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text:s/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b2c6a2b"/>
<text:bookmark text:name="orgb2c6a2b"/>ゴミ箱を空にする<text:tab/><text:span text:style-name="OrgTags">[<text:span text:style-name="OrgTag">Mac</text:span>]</text:span>
<text:bookmark-end text:name="OrgXref.orgb2c6a2b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LastLine"><text:s/><text:s/><text:s/><text:s/><text:span text:style-name="OrgSrcFontLockStringFace">"end<text:s/>tell\n"</text:span>)))</text:p>
      <text:h text:style-name="Heading_20_2" text:outline-level="2" text:is-list-header="false">
<text:bookmark-start text:name="OrgXref.org9b66b24"/>
<text:bookmark text:name="org9b66b24"/>その他
<text:bookmark-end text:name="OrgXref.org9b66b24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ff870e7"/>
<text:bookmark text:name="orgff870e7"/>未設定／テスト中
<text:bookmark-end text:name="OrgXref.orgff870e7"/></text:h>
      <text:h text:style-name="Heading_20_2" text:outline-level="2" text:is-list-header="false">
<text:bookmark-start text:name="OrgXref.org9e15d8d"/>
<text:bookmark text:name="org9e15d8d"/>byte-compile の警告を抑制する
<text:bookmark-end text:name="OrgXref.org9e15d8d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80fcff3"/>
<text:bookmark text:name="org80fcff3"/>[window-resizer.el] 分割したウィンドウサイズを変更する
<text:bookmark-end text:name="OrgXref.org80fcff3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4710198"/>
<text:bookmark text:name="org4710198"/>[idle-requie]
<text:bookmark-end text:name="OrgXref.org4710198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99a0fc6"/>
<text:bookmark text:name="org99a0fc6"/>[pdf-preview]
<text:bookmark-end text:name="OrgXref.org99a0fc6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a551c57"/>
<text:bookmark text:name="orga551c57"/>[EasyPG]
<text:bookmark-end text:name="OrgXref.orga551c57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7f55692"/>
<text:bookmark text:name="org7f55692"/>[eblook]
<text:bookmark-end text:name="OrgXref.org7f55692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75c94be"/>
<text:bookmark text:name="org75c94be"/>[iBuffer]
<text:bookmark-end text:name="OrgXref.org75c94be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e0397d5"/>
<text:bookmark text:name="orge0397d5"/>UUID をファイル名にして所定のディレクトリにコピー／移動
<text:bookmark-end text:name="OrgXref.orge0397d5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6bdf01d"/>
<text:bookmark text:name="org6bdf01d"/>キーバインド
<text:bookmark-end text:name="OrgXref.org6bdf01d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315204b"/>
<text:bookmark text:name="org315204b"/>provide
<text:bookmark-end text:name="OrgXref.org315204b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28b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966cc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66cc99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483d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a0522d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432fe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fe25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8b8b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2-20T12:10:44</dc:date>
    <meta:creation-date>2018-02-20T12:10:44</meta:creation-date>
    <meta:generator>Emacs 26.0.91 (Org mode 9.1.4)</meta:generator>
    <meta:keyword/>
    <dc:subject/>
    <dc:title>ユーティリティ関数群</dc:title>
  </office:meta>
</office:document-meta>
</file>